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</text:span> <text:s text:c="9"/>– Transfer money to another account</text:p>
      <text:p text:style-name="Standard"><text:span text:style-name="T1">LEVEL</text:span> <text:s text:c="15"/>- <text:s/>User Goal</text:p>
      <text:p text:style-name="Standard"><text:span text:style-name="T1">Primary Actor</text:span> <text:s text:c="5"/>- <text:s/>Clerk</text:p>
      <text:p text:style-name="Standard"><text:span text:style-name="T1">StakeHolders and Interest</text:span> -Customer – wants to transfer money to another account.</text:p>
      <text:p text:style-name="Standard"><text:tab/><text:tab/><text:tab/> <text:s text:c="8"/>Clerk – debits amount from customer and credit to other account in <text:tab/><text:tab/><text:tab/><text:tab/><text:tab/><text:tab/>system <text:s text:c="5"/><text:tab/></text:p>
      <text:p text:style-name="Standard"><text:tab/><text:tab/><text:tab/> <text:s text:c="9"/>System- updates database.</text:p>
      <text:p text:style-name="Standard"><text:span text:style-name="T1">Pre-Conditions</text:span> <text:s text:c="5"/>- Customer Must have an account in Qcity Bank.</text:p>
      <text:list xml:id="list699618775357116773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Customer must have some Money in his Account</text:p>
                        </text:list-item>
                        <text:list-item>
                          <text:p text:style-name="P1">Customer must know the account number of other customer.</text:p>
                          <text:p text:style-name="P1"/>
                          <text:p text:style-name="P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Customer transfers money to others account and money debited from his <text:tab/><text:tab/><text:tab/> <text:s text:c="9"/>account</text:p>
      <text:p text:style-name="Standard"/>
      <text:p text:style-name="Standard"><text:span text:style-name="T1">Main Sucess Scenario</text:span> <text:s/>1-Customer Reachs to Clerk for money transfer</text:p>
      <text:p text:style-name="Standard"><text:tab/><text:tab/><text:tab/> <text:s/>2-Customer Fills Form and Give it to Clerk</text:p>
      <text:p text:style-name="Standard"><text:tab/><text:tab/><text:tab/> <text:s/>3-Clerk Enters Detail into system</text:p>
      <text:p text:style-name="Standard"><text:tab/><text:tab/> <text:s text:c="13"/>4-System Prompts whether other account is from<text:tab/>same bank or not</text:p>
      <text:p text:style-name="Standard"><text:tab/><text:tab/><text:tab/> <text:s/>5-clerk confirms</text:p>
      <text:p text:style-name="Standard"><text:tab/><text:tab/><text:tab/> <text:s/>6-money transfer to other account</text:p>
      <text:p text:style-name="Standard"><text:tab/><text:tab/><text:tab/> <text:s/>7-System Updates Database<text:tab/></text:p>
      <text:p text:style-name="Standard"><text:tab/><text:tab/><text:tab/> <text:s/>8-Clerk gives reciept of transaction<text:tab/></text:p>
      <text:p text:style-name="Standard"/>
      <text:p text:style-name="Standard"><text:span text:style-name="T1">Extensions</text:span><text:tab/><text:tab/>- 4-if account is from bank ,enter IFSC code</text:p>
      <text:list xml:id="list277950452201091732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<text:s text:c="5"/>-contd from 5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80386170900169357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7-Problem in database Upd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 <text:s text:c="7"/>-continue from 3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4:56:24.98</meta:creation-date>
    <dc:date>2014-04-08T15:23:25.46</dc:date>
    <meta:editing-duration>PT13M54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23" meta:word-count="160" meta:character-count="1109"/>
  </office:meta>
</office:document-meta>
</file>